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charset="x-symbol"/>
    <style:font-face style:name="Tahoma1" svg:font-family="Tahoma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/>
      <style:text-properties fo:color="#0000ff" style:text-underline-style="solid" style:text-underline-width="auto" style:text-underline-color="font-color"/>
    </style:style>
    <style:style style:name="gr1" style:family="graphic" style:parent-style-name="Note">
      <style:graphic-properties draw:stroke="solid" svg:stroke-color="#000000" draw:auto-grow-height="false" draw:auto-grow-width="false" draw:shadow-offset-x="0.1cm" draw:shadow-offset-y="0.1cm" loext:decorative="false"/>
      <style:paragraph-properties style:writing-mode="lr-tb"/>
    </style:style>
    <style:style style:name="T1" style:family="text">
      <style:text-properties fo:color="#000000" loext:opacity="100%" style:text-outline="false" style:text-line-through-style="none" style:text-line-through-type="none" style:font-name="Tahoma" fo:font-size="8pt" fo:font-style="normal" fo:text-shadow="none" style:text-underline-style="none" fo:font-weight="bold" style:font-name-asian="Tahoma1" style:font-size-asian="8pt" style:font-style-asian="normal" style:font-weight-asian="bold" style:font-name-complex="Tahoma1" style:font-size-complex="8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font-name="Tahoma" fo:font-size="8pt" fo:font-style="normal" fo:text-shadow="none" style:text-underline-style="none" fo:font-weight="normal" style:font-name-asian="Tahoma1" style:font-size-asian="8pt" style:font-style-asian="normal" style:font-weight-asian="normal" style:font-name-complex="Tahoma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3">
        <table:table-column table:style-name="co1" table:number-columns-repeated="3" table:default-cell-style-name="ce3"/>
        <table:table-column table:style-name="co1" table:number-columns-repeated="16381"/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table:style-name="ce3" table:number-columns-repeated="16381"/>
        </table:table-row>
        <table:table-row table:style-name="ro2">
          <table:table-cell office:value-type="float" office:value="22.3" calcext:value-type="float">
            <text:p>22,3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This is a really long cell, with lots of text in it</text:p>
          </table:table-cell>
          <table:table-cell table:style-name="ce3" table:number-columns-repeated="16381"/>
        </table:table-row>
        <table:table-row table:style-name="ro2">
          <table:table-cell office:value-type="float" office:value="24.5" calcext:value-type="float">
            <text:p>24,5</text:p>
          </table:table-cell>
          <table:table-cell office:value-type="string" calcext:value-type="string">
            <text:p>Bar</text:p>
          </table:table-cell>
          <table:table-cell/>
          <table:table-cell table:style-name="ce3" table:number-columns-repeated="16381"/>
        </table:table-row>
        <table:table-row table:style-name="ro2">
          <table:table-cell office:value-type="float" office:value="26.7" calcext:value-type="float">
            <text:p>26,7</text:p>
          </table:table-cell>
          <table:table-cell office:value-type="string" calcext:value-type="string">
            <text:p>Foo Foo</text:p>
          </table:table-cell>
          <table:table-cell table:style-name="ce2" office:value-type="string" calcext:value-type="string">
            <text:p><text:a xlink:href="http://poi.apache.org/" xlink:type="simple">Link to http://poi.apache.org/</text:a></text:p>
          </table:table-cell>
          <table:table-cell table:style-name="ce3" table:number-columns-repeated="16381"/>
        </table:table-row>
        <table:table-row table:style-name="ro2">
          <table:table-cell office:value-type="float" office:value="41.1" calcext:value-type="float">
            <text:p>41,1</text:p>
          </table:table-cell>
          <table:table-cell office:value-type="string" calcext:value-type="string">
            <text:p>Bar Bar</text:p>
          </table:table-cell>
          <table:table-cell office:value-type="string" calcext:value-type="string">
            <office:annotation draw:style-name="gr1" svg:width="3.651cm" svg:height="1.958cm" svg:x="3.81cm" svg:y="0cm" draw:caption-point-x="1.26cm" draw:caption-point-y="1.957cm">
              <dc:creator>Nick Burch</dc:creator>
              <dc:date>2026-03-28T08:02:43.1288</dc:date>
              <text:p><text:span text:style-name="T1">Nick Burch:</text:span></text:p>
              <text:p><text:span text:style-name="T2">This is a comment</text:span></text:p>
            </office:annotation>
            <text:p>I have a comment</text:p>
          </table:table-cell>
          <table:table-cell table:style-name="ce3" table:number-columns-repeated="16381"/>
        </table:table-row>
        <table:table-row table:style-name="ro2">
          <table:table-cell office:value-type="float" office:value="42.1" calcext:value-type="float">
            <text:p>42,1</text:p>
          </table:table-cell>
          <table:table-cell office:value-type="string" calcext:value-type="string">
            <text:p>FooFoo</text:p>
          </table:table-cell>
          <table:table-cell/>
          <table:table-cell table:style-name="ce3" table:number-columns-repeated="16381"/>
        </table:table-row>
        <table:table-row table:style-name="ro2">
          <table:table-cell office:value-type="float" office:value="42.5" calcext:value-type="float">
            <text:p>42,5</text:p>
          </table:table-cell>
          <table:table-cell office:value-type="string" calcext:value-type="string">
            <text:p>BarBar</text:p>
          </table:table-cell>
          <table:table-cell office:value-type="string" calcext:value-type="string">
            <office:annotation draw:style-name="gr1" svg:width="3.651cm" svg:height="1.958cm" svg:x="3.81cm" svg:y="0.46cm" draw:caption-point-x="1.26cm" draw:caption-point-y="2.471cm">
              <dc:creator>Nick Burch</dc:creator>
              <dc:date>2026-03-28T08:02:43.1293</dc:date>
              <text:p><text:span text:style-name="T1">Nick Burch:</text:span></text:p>
              <text:p><text:span text:style-name="T2">Comment #1</text:span></text:p>
              <text:p/>
            </office:annotation>
            <text:p>I have two comments</text:p>
          </table:table-cell>
          <table:table-cell table:style-name="ce3" table:number-columns-repeated="16381"/>
        </table:table-row>
        <table:table-row table:style-name="ro2">
          <table:table-cell table:number-columns-repeated="3"/>
          <table:table-cell table:style-name="ce3"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We have a header</text:p>
          </table:table-cell>
          <table:table-cell table:style-name="ce3"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We have a footer</text:p>
          </table:table-cell>
          <table:table-cell table:style-name="ce3" table:number-columns-repeated="16381"/>
        </table:table-row>
        <table:table-row table:style-name="ro1" table:number-rows-repeated="1048565">
          <table:table-cell table:number-columns-repeated="3"/>
          <table:table-cell table:style-name="ce3" table:number-columns-repeated="16381"/>
        </table:table-row>
        <table:table-row table:style-name="ro1">
          <table:table-cell table:number-columns-repeated="3"/>
          <table:table-cell table:style-name="ce3" table:number-columns-repeated="16381"/>
        </table:table-row>
      </table:table>
      <table:table table:name="Sheet2" table:style-name="ta2">
        <table:table-column table:style-name="co1" table:default-cell-style-name="ce3"/>
        <table:table-column table:style-name="co1" table:number-columns-repeated="16383"/>
        <table:table-row table:style-name="ro1" table:number-rows-repeated="1048575">
          <table:table-cell/>
          <table:table-cell table:style-name="ce3" table:number-columns-repeated="16383"/>
        </table:table-row>
        <table:table-row table:style-name="ro1">
          <table:table-cell/>
          <table:table-cell table:style-name="ce3" table:number-columns-repeated="16383"/>
        </table:table-row>
      </table:table>
      <table:table table:name="Sheet3" table:style-name="ta2">
        <table:table-column table:style-name="co1" table:default-cell-style-name="ce3"/>
        <table:table-column table:style-name="co1" table:number-columns-repeated="16383"/>
        <table:table-row table:style-name="ro1" table:number-rows-repeated="1048575">
          <table:table-cell/>
          <table:table-cell table:style-name="ce3" table:number-columns-repeated="16383"/>
        </table:table-row>
        <table:table-row table:style-name="ro1">
          <table:table-cell/>
          <table:table-cell table:style-name="ce3" table:number-columns-repeated="16383"/>
        </table:table-row>
      </table:table>
      <table:named-expressions>
        <table:named-range table:name="AllANumbers" table:base-cell-address="$Sheet1.$A$1" table:cell-range-address="Sheet1.$A$2:Sheet1.$A$7"/>
        <table:named-range table:name="AllBStrings" table:base-cell-address="$Sheet1.$A$1" table:cell-range-address="Sheet1.$B$2:Sheet1.$B$7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charset="x-symbol"/>
    <style:font-face style:name="Tahoma1" svg:font-family="Tahoma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71cm" svg:stroke-color="#385d8a" svg:stroke-opacity="100%" svg:stroke-linecap="butt" draw:fill-color="#4f81bd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This is the header on sheet 1</text:p>
      </style:header>
      <style:header-left style:display="false"/>
      <style:header-first/>
      <style:footer>
        <style:region-center>
          <text:p><text:sheet-name>???</text:sheet-name></text:p>
        </style:region-center>
        <style:region-right>
          <text:p>Page <text:page-number>1</text:page-number></text:p>
        </style:region-right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initial-creator>Nick Burch</meta:initial-creator>
    <meta:creation-date>2008-03-31T21:49:23Z</meta:creation-date>
    <dc:date>2026-03-28T08:05:32.974001600</dc:date>
    <meta:editing-cycles>1</meta:editing-cycles>
    <meta:editing-duration>PT2M50S</meta:editing-duration>
    <dc:description>This is my comment</dc:description>
    <meta:keyword>My Keywords</meta:keyword>
    <dc:contributor>Additional Authors</dc:contributor>
    <dc:coverage>This is my summary</dc:coverage>
    <dc:identifier>This is my Identifier</dc:identifier>
    <dc:publisher>I did not published it</dc:publisher>
    <dc:relation>my relation</dc:relation>
    <dc:rights>my rights</dc:rights>
    <dc:source>my source</dc:source>
    <dc:type>My type</dc:type>
    <dc:subject>My Topic</dc:subject>
    <dc:title>My Title</dc:title>
    <meta:document-statistic meta:table-count="3" meta:cell-count="21" meta:object-count="0"/>
  </office:meta>
</office:document-meta>
</file>